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4cm" fo:margin-left="-0.016cm" fo:margin-right="0cm" table:align="margins"/>
    </style:style>
    <style:style style:name="Table1.A" style:family="table-column">
      <style:table-column-properties style:column-width="2.568cm" style:rel-column-width="9894*"/>
    </style:style>
    <style:style style:name="Table1.B" style:family="table-column">
      <style:table-column-properties style:column-width="14.446cm" style:rel-column-width="55641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able_20_Contents">
      <style:text-properties style:font-name="Arial" fo:font-size="14pt" style:font-name-asian="Lucida Sans Unicode" style:font-size-asian="14pt" style:font-name-complex="Tahoma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061663"/>
    </style:style>
    <style:style style:name="P6" style:family="paragraph" style:parent-style-name="Standard">
      <style:text-properties officeooo:rsid="00067c43" officeooo:paragraph-rsid="00067c43"/>
    </style:style>
    <style:style style:name="P7" style:family="paragraph" style:parent-style-name="Text_20_body">
      <style:text-properties officeooo:paragraph-rsid="00061663"/>
    </style:style>
    <style:style style:name="T1" style:family="text">
      <style:text-properties officeooo:rsid="000616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áctica <text:span text:style-name="T1">8</text:span>: <text:span text:style-name="T1">Practicar con recorridos de arrays</text:span></text:h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Datos personales</text:p>
          </table:table-cell>
          <table:covered-table-cell/>
        </table:table-row>
        <table:table-row>
          <table:table-cell table:style-name="Table1.A1" office:value-type="string">
            <text:p text:style-name="P3">Apellidos: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Nombre:</text:p>
          </table:table-cell>
          <table:table-cell table:style-name="Table1.A1" office:value-type="string">
            <text:p text:style-name="P3"/>
          </table:table-cell>
        </table:table-row>
      </table:table>
      <text:h text:style-name="Heading_20_2" text:outline-level="2" text:is-list-header="true"/>
      <text:h text:style-name="Heading_20_2" text:outline-level="2">Código Java de la clase <text:span text:style-name="T1">Estadistica</text:span></text:h>
      <text:p text:style-name="Text_20_body">&lt;Pon aquí el código Java&gt;</text:p>
      <text:h text:style-name="Heading_20_2" text:outline-level="2">Código Java de la clase principal</text:h>
      <text:p text:style-name="Text_20_body">&lt;Pon aquí el código Java&gt;</text:p>
      <text:h text:style-name="Heading_20_2" text:outline-level="2">Resultados de las pruebas </text:h>
      <text:p text:style-name="Text_20_body">&lt;Haz una prueba con los datos indicados aquí&gt;</text:p>
      <text:p text:style-name="Standard">1.0 <text:s text:c="2"/>2.0</text:p>
      <text:p text:style-name="Standard">2.3 <text:s text:c="2"/>2.5</text:p>
      <text:p text:style-name="Standard">2.6 <text:s text:c="2"/>2.8</text:p>
      <text:p text:style-name="Standard">3.0 <text:s text:c="2"/>3.2</text:p>
      <text:p text:style-name="Standard">4.0 <text:s text:c="2"/>3.8</text:p>
      <text:p text:style-name="Standard">5.1 <text:s text:c="2"/>4.3</text:p>
      <text:p text:style-name="Standard">6.8 <text:s text:c="2"/>4.8</text:p>
      <text:p text:style-name="Text_20_body"/>
      <text:p text:style-name="Text_20_body">&lt;Poner aquí la captura de pantalla con los resultados (a, b, r)&gt;</text:p>
      <text:p text:style-name="Text_20_body">&lt;Poner aquí la captura de la gráfica&gt;</text:p>
      <text:h text:style-name="Heading_20_2" text:outline-level="2">Parte avanzada: <text:span text:style-name="T1">Métodos añadidos a la clase Experimento</text:span></text:h>
      <text:p text:style-name="Text_20_body">&lt;Pon aquí el código Java (si se ha hecho)&gt;</text:p>
      <text:h text:style-name="Heading_20_2" text:outline-level="2">Parte avanzada: <text:span text:style-name="T1">Resultados</text:span></text:h>
      <text:p text:style-name="P7">&lt;Haz una prueba con los datos indicados aquí&gt;</text:p>
      <text:p text:style-name="P6">1<text:tab/>7</text:p>
      <text:p text:style-name="P6">5<text:tab/>11</text:p>
      <text:p text:style-name="P6">26<text:tab/>13</text:p>
      <text:p text:style-name="P6">130<text:tab/>14.5</text:p>
      <text:p text:style-name="P6">267<text:tab/>14.9</text:p>
      <text:p text:style-name="P6"><text:soft-page-break/>980<text:tab/>17.2</text:p>
      <text:p text:style-name="P6">1865<text:tab/>18.1</text:p>
      <text:p text:style-name="P6"/>
      <text:p text:style-name="P7">&lt;Poner aquí la captura de pantalla con los resultados (a, b, r) <text:span text:style-name="T1">(si se ha hecho)</text:span>&gt;</text:p>
      <text:p text:style-name="P7">&lt;Pon aquí la captura de pantalla de la gráfica (si se ha hecho)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6166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ing">Programación, Curso 201<text:span text:style-name="MT1">7</text:span>-201<text:span text:style-name="MT1">8</text:span></text:p>
      </style:header>
      <style:footer>
        <text:p text:style-name="MP1"><text:date style:data-style-name="N37" text:date-value="2018-04-12T11:59:46.237000068">12/04/18</text:date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creation-date>2006-09-29T12:08:59</meta:creation-date>
    <dc:date>2008-10-17T13:48:18</dc:date>
    <dc:language>es-ES</dc:language>
    <meta:editing-cycles>0</meta:editing-cycles>
    <meta:editing-duration>PT0S</meta:editing-duration>
    <meta:document-statistic meta:table-count="1" meta:image-count="0" meta:object-count="0" meta:page-count="2" meta:paragraph-count="34" meta:word-count="159" meta:character-count="835" meta:non-whitespace-character-count="699"/>
    <meta:user-defined meta:name="Info 1"/>
    <meta:user-defined meta:name="Info 2"/>
    <meta:user-defined meta:name="Info 3"/>
    <meta:user-defined meta:name="Info 4"/>
  </office:meta>
</office:document-meta>
</file>